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T10" style:parent-style-name="Tipodeletrapredefinidodoparágrafo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T12" style:parent-style-name="Tipodeletrapredefinidodoparágrafo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justify"/>
    </style:style>
    <style:style style:name="T14" style:parent-style-name="Tipodeletrapredefinidodoparágraf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T21" style:parent-style-name="Tipodeletrapredefinidodoparágrafo" style:family="text"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justify"/>
    </style:style>
    <style:style style:name="T23" style:parent-style-name="Tipodeletrapredefinidodoparágrafo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/>
    </style:style>
    <style:style style:name="T25" style:parent-style-name="Tipodeletrapredefinidodoparágrafo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T29" style:parent-style-name="Tipodeletrapredefinidodoparágrafo" style:family="text"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justify"/>
    </style:style>
    <style:style style:name="T31" style:parent-style-name="Tipodeletrapredefinidodoparágrafo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justify"/>
    </style:style>
    <style:style style:name="T33" style:parent-style-name="Tipodeletrapredefinidodoparágrafo" style:family="text">
      <style:text-properties fo:font-weight="bold" style:font-weight-asian="bold"/>
    </style:style>
    <style:style style:name="T34" style:parent-style-name="Tipodeletrapredefinidodoparágrafo" style:family="text">
      <style:text-properties fo:font-weight="bold" style:font-weight-asian="bold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  <style:text-properties style:font-weight-complex="bold"/>
    </style:style>
    <style:style style:name="P3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>Preliminares:</text:p>
      <text:p text:style-name="P2"/>
      <text:p text:style-name="P3">De seguida apresentaremos os conceitos chave e pressupostos<text:s/>que permitiram a elaboração deste trabalho.</text:p>
      <text:p text:style-name="P4"/>
      <text:p text:style-name="P5">Programação em lógica:</text:p>
      <text:p text:style-name="P6">A implementação deste trabalho foi feita numa linguagem de programação em lógica, logo o conhecimento deste tipo de programação foi essencial. Este conhecimento foi obtido através da realização do trabalho prático transato e permitiu-nos perceber qual a melhor maneira de abordar o problema, ou seja, quais as clausulas a criar, os predicados e os invariantes.<text:s text:c="2"/>Como trabalhamos com programação lógica.<text:s/>Mais uma vez a ferramenta utilizada para manipular esta linguagem foi o Sictus Prolog.</text:p>
      <text:p text:style-name="P7"/>
      <text:p text:style-name="P8"/>
      <text:p text:style-name="P9"><text:span text:style-name="T10">Pressuposto do mundo fechado:<text:s/></text:span>Assumimos que toda a informação que não está presentada na base de conhecimento é falsa.</text:p>
      <text:p text:style-name="P11"><text:span text:style-name="T12">Pressuposto do mundo aberto:<text:s/></text:span>Assumimos que uma informação só é falsa se estiver representada explicitamente na base de conhecimento como falsa.</text:p>
      <text:p text:style-name="P13"><text:span text:style-name="T14">Pressuposto dos nomes únicos:<text:s/></text:span><text:s/>nesse pressuposto assumimos que cada nome identifica inequivocamente um objeto no universo, ou seja, <text:s/>dois nomes diferentes representam obrigatoriamente dois objetos diferentes.</text:p>
      <text:p text:style-name="P15"/>
      <text:p text:style-name="P16">Apesar dos pressupostos do mundo fechado/aberto serem contraditórios são utilizados simultaneamente na nossa base de conhecimento. Utilizamos o pressuposto do mundo aberto na generalidade do nosso conhecimento e aplicamos o pressuposto do mundo fechado individualmente a cada predicado.</text:p>
      <text:p text:style-name="P17"/>
      <text:p text:style-name="P18">Representação do conhecimento imperfeito:</text:p>
      <text:p text:style-name="P19">Ao contrário do que se passava no primeiro<text:s/>exercício, neste problema ocorrem várias situações onde o conhecimento não é perfeito, ou seja, não é conhecido na totalidade.<text:s/>Para podermos representar também esse conhecimento com falhas de informação tivemos de o categorizar:</text:p>
      <text:p text:style-name="P20"><text:tab/><text:span text:style-name="T21">Conhecimento incerto:<text:s/></text:span>ocorre quando um certo conhecimento é totalmente desconhecido (exemplo: Não se sabe quem é a mãe da Maria)</text:p>
      <text:p text:style-name="P22"><text:tab/><text:span text:style-name="T23">Conhecimento impreciso:<text:s/></text:span>ocorre quando existe um conjunto de possibilidades para um determinado facto (exemplo: O pai da Maria é o Manuel ou o José).</text:p>
      <text:p text:style-name="P24"><text:tab/><text:span text:style-name="T25">Conhecimento restrito:</text:span><text:s/>ocorre quando um facto é e será sempre completamente desconhecido (exemplo: A Maria é<text:s/>órfã<text:s/>e nunca se saberá<text:s/>quem são os pais dela).</text:p>
      <text:p text:style-name="P26"/>
      <text:p text:style-name="P27">Com esta extensão de conhecimento aumentamos agora as possibilidades de resposta na interrogação da base de conhecimento e as respostas válidas agora são:</text:p>
      <text:p text:style-name="P28"><text:tab/><text:span text:style-name="T29">Verdadeiro:<text:s/></text:span>Quando obtivermos uma prova para a questão Q.</text:p>
      <text:p text:style-name="P30"><text:tab/><text:span text:style-name="T31">Falso:<text:s/></text:span>Quando temos uma negação forte para a questão<text:s/></text:p>
      <text:p text:style-name="P32"><text:tab/><text:span text:style-name="T33">Desconhecido:</text:span><text:span text:style-name="T34"><text:s/></text:span>Quando não temos uma negação forte para a questão(-Q), nem uma prova positiva(Q).</text:p>
      <text:p text:style-name="P35"/>
      <text:p text:style-name="P36">Como a linguagem de programação lógica utilizada (Prolog) é baseada em lógica pura e tem apenas duas respostas(verdadeiro e falso), como esta extensão deixamos de poder utilizar o demonstrador original da linguagem e fomos obrigados a<text:s/>criar um de maneira a incluir a resposta Desconhecido, como especificaremos adiante.</text:p>
      <text:p text:style-name="P37"/>
      <text:p text:style-name="P38"/>
      <text:p text:style-name="P39"/>
      <text:soft-page-break/>
      <text:p text:style-name="P40"><text:tab/>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</meta:initial-creator>
    <dc:creator>carlos jose</dc:creator>
    <meta:creation-date>2018-04-19T16:03:00Z</meta:creation-date>
    <dc:date>2018-04-19T16:03:00Z</dc:date>
    <meta:template xlink:href="Normal" xlink:type="simple"/>
    <meta:editing-cycles>2</meta:editing-cycles>
    <meta:editing-duration>PT0S</meta:editing-duration>
    <meta:document-statistic meta:page-count="2" meta:paragraph-count="5" meta:word-count="443" meta:character-count="2836" meta:row-count="19" meta:non-whitespace-character-count="2398"/>
  </office:meta>
</office:document-meta>
</file>